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fjkasmdfjkh sdfcas gui sdjf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5:56:35.773970755</meta:creation-date>
    <dc:date>2021-04-20T16:00:05.934193927</dc:date>
    <meta:editing-duration>PT3M35S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6.4.6.2$Linux_X86_64 LibreOffice_project/40$Build-2</meta:generator>
  </office:meta>
</office:document-meta>
</file>